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4346in" fo:break-before="auto" style:use-optimal-row-height="tru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2929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244in" fo:break-before="auto" style:use-optimal-row-height="false"/>
    </style:style>
    <style:style style:name="ro10" style:family="table-row">
      <style:table-row-properties style:row-height="0.3799in" fo:break-before="auto" style:use-optimal-row-height="fals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 style:vertical-align="middle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 style:vertical-align="middle"/>
      <style:text-properties style:font-name="Verdana" fo:font-size="12pt"/>
    </style:style>
    <style:style style:name="ce18" style:family="table-cell" style:parent-style-name="Default">
      <style:table-cell-properties fo:border="0.0071in solid #000000" style:vertical-align="middle"/>
      <style:text-properties style:font-name="Verdana" fo:font-size="12pt"/>
    </style:style>
    <style:style style:name="ce19" style:family="table-cell" style:parent-style-name="Default">
      <style:table-cell-properties fo:border-bottom="none" fo:border-left="0.0071in solid #ffffff" fo:border-right="0.0071in solid #ffffff" fo:border-top="none" style:vertical-align="middle"/>
      <style:text-properties style:font-name="Verdana" fo:font-size="12pt"/>
    </style:style>
    <style:style style:name="ce20" style:family="table-cell" style:parent-style-name="Default">
      <style:table-cell-properties style:vertical-align="middle"/>
      <style:text-properties fo:font-weight="bold"/>
    </style:style>
    <style:style style:name="ce21" style:family="table-cell" style:parent-style-name="Default">
      <style:table-cell-properties fo:background-color="#9999cc" fo:border="0.0071in solid #000000" style:vertical-align="middle"/>
      <style:text-properties style:font-name="Verdana" fo:font-size="12pt"/>
    </style:style>
    <style:style style:name="ce22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2pt"/>
    </style:style>
    <style:style style:name="ce23" style:family="table-cell" style:parent-style-name="Default">
      <style:table-cell-properties fo:background-color="#00ffff" style:text-align-source="fix" style:repeat-content="false" fo:border="0.0071in solid #000000" style:vertical-align="middle"/>
      <style:paragraph-properties fo:text-align="center" fo:margin-left="0in"/>
      <style:text-properties style:font-name="Verdana" fo:font-size="12pt"/>
    </style:style>
    <style:style style:name="ce24" style:family="table-cell" style:parent-style-name="Default">
      <style:table-cell-properties style:text-align-source="fix" style:repeat-content="false" fo:border="0.0071in solid #000000" style:vertical-align="middle"/>
      <style:paragraph-properties fo:text-align="center" fo:margin-left="0in"/>
      <style:text-properties style:font-name="Verdana" fo:font-size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Verdana" fo:font-size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Verdana" fo:font-size="12pt" fo:font-weight="bold"/>
    </style:style>
    <style:style style:name="ce27" style:family="table-cell" style:parent-style-name="Default">
      <style:table-cell-properties fo:background-color="#9999cc" style:text-align-source="fix" style:repeat-content="false" fo:border="0.0071in solid #000000" style:vertical-align="middle"/>
      <style:paragraph-properties fo:text-align="center" fo:margin-left="0in"/>
      <style:text-properties style:font-name="Verdana" fo:font-size="12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9" style:family="table-cell" style:parent-style-name="Default">
      <style:table-cell-properties style:vertical-align="middle"/>
      <style:text-properties style:font-name="Verdana" fo:font-size="12pt"/>
    </style:style>
    <style:style style:name="ce30" style:family="table-cell" style:parent-style-name="Default">
      <style:text-properties fo:font-weight="bold"/>
    </style:style>
    <style:style style:name="ce31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32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33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34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35" style:family="table-cell" style:parent-style-name="Default">
      <style:text-properties style:font-name="Verdana" fo:font-size="12pt" fo:font-weight="bold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office:value-type="string" table:number-columns-spanned="2" table:number-rows-spanned="1">
            <text:p>27.06.2007</text:p>
          </table:table-cell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office:value-type="string" table:number-columns-spanned="2" table:number-rows-spanned="1">
            <text:p>Evanthika Amarasiri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office:value-type="string" table:number-columns-spanned="2" table:number-rows-spanned="1">
            <text:p>Windows XP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office:value-type="string" table:number-columns-spanned="2" table:number-rows-spanned="1">
            <text:p>Source</text:p>
          </table:table-cell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office:value-type="string" table:number-columns-spanned="2" table:number-rows-spanned="1">
            <text:p>Simple Axis Server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18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/>
          <table:table-cell table:style-name="ce19"/>
          <table:table-cell table:style-name="ce4" table:number-columns-repeated="2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style-name="ce20"/>
          <table:covered-table-cell table:number-columns-repeated="2" table:style-name="ce30"/>
          <table:table-cell table:style-name="ce3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21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 office:value-type="string">
              <text:p>P</text:p>
            </table:table-cell>
            <table:table-cell table:style-name="ce31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5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 office:value-type="string">
              <text:p>P</text:p>
            </table:table-cell>
            <table:table-cell table:style-name="ce31" office:value-type="string">
              <text:p>Fails the first time but passes the second time onwards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5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 office:value-type="string">
              <text:p>P</text:p>
            </table:table-cell>
            <table:table-cell table:style-name="ce31" office:value-type="string">
              <text:p>Fails the first time but passes the second time onwards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-mGET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table-cell table:style-name="ce5"/>
            <table:table-cell table:number-columns-repeated="252"/>
          </table:table-row>
          <table:table-row table:style-name="ro6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7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 office:value-type="string">
              <text:p>P</text:p>
            </table:table-cell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9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9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P</text:p>
            </table:table-cell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4"/>
            <table:table-cell table:style-name="ce5" table:number-columns-repeated="2"/>
            <table:table-cell table:number-columns-repeated="252"/>
          </table:table-row>
        </table:table-row-group>
        <table:table-row table:style-name="ro2">
          <table:table-cell/>
          <table:table-cell table:style-name="ce25"/>
          <table:table-cell table:number-columns-repeated="254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style-name="ce26"/>
          <table:covered-table-cell table:number-columns-repeated="2" table:style-name="ce35"/>
          <table:table-cell table:style-name="ce3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27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 office:value-type="string">
              <text:p>P</text:p>
            </table:table-cell>
            <table:table-cell table:style-name="ce31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5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 office:value-type="string">
              <text:p>P</text:p>
            </table:table-cell>
            <table:table-cell table:style-name="ce31" office:value-type="string">
              <text:p>Fails the first time but passes the second time onwards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5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 office:value-type="string">
              <text:p>P</text:p>
            </table:table-cell>
            <table:table-cell table:style-name="ce31" office:value-type="string">
              <text:p>Fails the first time but passes the second time onwards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F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 office:value-type="string">
              <text:p>P</text:p>
            </table:table-cell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P</text:p>
            </table:table-cell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10" table:visibility="collapse">
            <table:table-cell/>
            <table:table-cell table:style-name="ce25"/>
            <table:table-cell table:number-columns-repeated="254"/>
          </table:table-row>
        </table:table-row-group>
        <table:table-row table:style-name="ro2">
          <table:table-cell/>
          <table:table-cell table:style-name="ce25"/>
          <table:table-cell table:number-columns-repeated="254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style-name="ce26"/>
          <table:covered-table-cell table:number-columns-repeated="2" table:style-name="ce35"/>
          <table:table-cell table:style-name="ce3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27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/>
            <table:table-cell table:style-name="ce31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11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/>
            <table:table-cell table:style-name="ce3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/>
            <table:table-cell table:style-name="ce25"/>
            <table:table-cell table:number-columns-repeated="254"/>
          </table:table-row>
        </table:table-row-group>
        <table:table-row table:style-name="ro2">
          <table:table-cell/>
          <table:table-cell table:style-name="ce25"/>
          <table:table-cell table:number-columns-repeated="254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style-name="ce26"/>
          <table:covered-table-cell table:number-columns-repeated="2" table:style-name="ce35"/>
          <table:table-cell table:style-name="ce3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27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 office:value-type="string">
              <text:p>P</text:p>
            </table:table-cell>
            <table:table-cell table:style-name="ce31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4" table:visibility="collapse">
            <table:covered-table-cell table:style-name="ce5"/>
            <table:table-cell table:style-name="ce23" office:value-type="string">
              <text:p>F</text:p>
            </table:table-cell>
            <table:table-cell table:style-name="ce32" office:value-type="string">
              <text:p>Even if the server is down, the sample is successful</text:p>
            </table:table-cell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 office:value-type="string">
              <text:p>P</text:p>
            </table:table-cell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P</text:p>
            </table:table-cell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style-name="ce25"/>
            <table:table-cell/>
            <table:covered-table-cell/>
            <table:table-cell table:number-columns-repeated="252"/>
          </table:table-row>
          <table:table-row table:style-name="ro2" table:visibility="collapse">
            <table:table-cell/>
            <table:table-cell table:style-name="ce25"/>
            <table:table-cell table:number-columns-repeated="254"/>
          </table:table-row>
        </table:table-row-group>
        <table:table-row table:style-name="ro2">
          <table:table-cell/>
          <table:table-cell table:style-name="ce25"/>
          <table:table-cell table:number-columns-repeated="254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style-name="ce26"/>
          <table:covered-table-cell table:number-columns-repeated="2" table:style-name="ce35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27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/>
            <table:table-cell table:style-name="ce31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/>
            <table:table-cell table:style-name="ce3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/>
            <table:table-cell table:style-name="ce25"/>
            <table:table-cell table:number-columns-repeated="254"/>
          </table:table-row>
        </table:table-row-group>
        <table:table-row table:style-name="ro2">
          <table:table-cell/>
          <table:table-cell table:style-name="ce25"/>
          <table:table-cell table:number-columns-repeated="254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style-name="ce26"/>
          <table:covered-table-cell table:number-columns-repeated="2" table:style-name="ce35"/>
          <table:table-cell table:style-name="ce3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27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/>
            <table:table-cell table:style-name="ce31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/>
            <table:table-cell table:style-name="ce3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/>
            <table:table-cell table:style-name="ce25"/>
            <table:table-cell table:number-columns-repeated="254"/>
          </table:table-row>
        </table:table-row-group>
        <table:table-row table:style-name="ro2">
          <table:table-cell/>
          <table:table-cell table:style-name="ce25"/>
          <table:table-cell table:number-columns-repeated="254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style-name="ce26"/>
          <table:covered-table-cell table:number-columns-repeated="2" table:style-name="ce35"/>
          <table:table-cell table:style-name="ce3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27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5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F</text:p>
            </table:table-cell>
            <table:table-cell table:style-name="ce31" office:value-type="string">
              <text:p>The Proxy is not set properly. Therefore the sample did not execute successfully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5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F</text:p>
            </table:table-cell>
            <table:table-cell table:style-name="ce31" office:value-type="string">
              <text:p>The Proxy is not set properly. Therefore the sample did not execute successfully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style-name="ce25"/>
            <table:table-cell/>
            <table:covered-table-cell/>
            <table:table-cell table:number-columns-repeated="252"/>
          </table:table-row>
          <table:table-row table:style-name="ro2" table:visibility="collapse">
            <table:table-cell/>
            <table:table-cell table:style-name="ce25"/>
            <table:table-cell table:number-columns-repeated="254"/>
          </table:table-row>
        </table:table-row-group>
        <table:table-row table:style-name="ro2">
          <table:table-cell/>
          <table:table-cell table:style-name="ce25"/>
          <table:table-cell table:number-columns-repeated="254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style-name="ce28"/>
          <table:covered-table-cell table:number-columns-repeated="2" table:style-name="ce30"/>
          <table:table-cell table:style-name="ce3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27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22" office:value-type="string">
              <text:p>P</text:p>
            </table:table-cell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/>
            <table:table-cell table:style-name="ce25"/>
            <table:table-cell table:number-columns-repeated="254"/>
          </table:table-row>
        </table:table-row-group>
        <table:table-row table:style-name="ro2">
          <table:table-cell/>
          <table:table-cell table:style-name="ce25"/>
          <table:table-cell table:number-columns-repeated="254"/>
        </table:table-row>
        <table:table-row table:style-name="ro2" table:number-rows-repeated="2">
          <table:table-cell/>
          <table:table-cell table:style-name="ce29"/>
          <table:table-cell table:number-columns-repeated="254"/>
        </table:table-row>
        <table:table-row table:style-name="ro2" table:number-rows-repeated="6522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06/27/2007</text:date>, <text:time>20:4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7T20:40:32</dc:date>
    <meta:print-date>2006-12-19T10:17:40</meta:print-date>
    <dc:language>en-US</dc:language>
    <meta:editing-cycles>64</meta:editing-cycles>
    <meta:editing-duration>PT7H37M42S</meta:editing-duration>
    <meta:user-defined meta:name="Info 1"/>
    <meta:user-defined meta:name="Info 2"/>
    <meta:user-defined meta:name="Info 3"/>
    <meta:user-defined meta:name="Info 4"/>
    <meta:document-statistic meta:table-count="1" meta:cell-count="232"/>
  </office:meta>
</office:document-meta>
</file>